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2" style:family="table">
      <style:table-properties style:width="17.815cm" fo:margin-left="-0.191cm" fo:margin-top="0cm" fo:margin-bottom="0cm" table:align="left" style:writing-mode="lr-tb"/>
    </style:style>
    <style:style style:name="Table2.A" style:family="table-column">
      <style:table-column-properties style:column-width="10.231cm"/>
    </style:style>
    <style:style style:name="Table2.B" style:family="table-column">
      <style:table-column-properties style:column-width="0.6cm"/>
    </style:style>
    <style:style style:name="Table2.C" style:family="table-column">
      <style:table-column-properties style:column-width="3.281cm"/>
    </style:style>
    <style:style style:name="Table2.D" style:family="table-column">
      <style:table-column-properties style:column-width="0.494cm"/>
    </style:style>
    <style:style style:name="Table2.E" style:family="table-column">
      <style:table-column-properties style:column-width="3.2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E1" style:family="table-cell">
      <style:table-cell-properties fo:padding="0.097cm" fo:border="none"/>
    </style:style>
    <style:style style:name="Table2.C3" style:family="table-cell">
      <style:table-cell-properties fo:padding-left="0.191cm" fo:padding-right="0.191cm" fo:padding-top="0.097cm" fo:padding-bottom="0.097cm" fo:border-left="none" fo:border-right="none" fo:border-top="none" fo:border-bottom="0.5pt solid #000000"/>
    </style:style>
    <style:style style:name="Table2.E3" style:family="table-cell">
      <style:table-cell-properties fo:padding="0.097cm" fo:border-left="none" fo:border-right="none" fo:border-top="none" fo:border-bottom="0.5pt solid #000000"/>
    </style:style>
    <style:style style:name="Table2.5" style:family="table-row">
      <style:table-row-properties style:min-row-height="0.885cm" fo:keep-together="auto"/>
    </style:style>
    <style:style style:name="Table2.C7" style:family="table-cell">
      <style:table-cell-properties style:border-line-width-bottom="0.012cm 0.012cm 0.012cm" fo:padding-left="0.191cm" fo:padding-right="0.191cm" fo:padding-top="0.097cm" fo:padding-bottom="0.097cm" fo:border-left="none" fo:border-right="none" fo:border-top="none" fo:border-bottom="1.05pt double #000000"/>
    </style:style>
    <style:style style:name="Table2.E7" style:family="table-cell">
      <style:table-cell-properties style:border-line-width-bottom="0.012cm 0.012cm 0.012cm" fo:padding="0.097cm" fo:border-left="none" fo:border-right="none" fo:border-top="none" fo:border-bottom="1.05pt double #000000"/>
    </style:style>
    <style:style style:name="Table2.B20" style:family="table-cell">
      <style:table-cell-properties style:vertical-align="bottom" fo:padding-left="0.191cm" fo:padding-right="0.191cm" fo:padding-top="0cm" fo:padding-bottom="0cm" fo:border="none"/>
    </style:style>
    <style:style style:name="Table2.C20" style:family="table-cell">
      <style:table-cell-properties style:vertical-align="bottom" style:border-line-width-bottom="0.018cm 0.018cm 0.018cm" fo:padding-left="0.191cm" fo:padding-right="0.191cm" fo:padding-top="0.097cm" fo:padding-bottom="0.097cm" fo:border-left="none" fo:border-right="none" fo:border-top="none" fo:border-bottom="1.5pt double #000000"/>
    </style:style>
    <style:style style:name="Table2.E20" style:family="table-cell">
      <style:table-cell-properties style:vertical-align="bottom" style:border-line-width-bottom="0.018cm 0.018cm 0.018cm" fo:padding="0.097cm" fo:border-left="none" fo:border-right="none" fo:border-top="none" fo:border-bottom="1.5pt double #000000"/>
    </style:style>
    <style:style style:name="Table4" style:family="table">
      <style:table-properties style:width="17.805cm" fo:margin-left="-0.191cm" fo:margin-top="0cm" fo:margin-bottom="0cm" table:align="left" style:writing-mode="lr-tb"/>
    </style:style>
    <style:style style:name="Table4.A" style:family="table-column">
      <style:table-column-properties style:column-width="10.901cm"/>
    </style:style>
    <style:style style:name="Table4.B" style:family="table-column">
      <style:table-column-properties style:column-width="0.6cm"/>
    </style:style>
    <style:style style:name="Table4.C" style:family="table-column">
      <style:table-column-properties style:column-width="2.893cm"/>
    </style:style>
    <style:style style:name="Table4.E" style:family="table-column">
      <style:table-column-properties style:column-width="2.81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C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4.C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4.C9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Table4.C14" style:family="table-cell">
      <style:table-cell-properties style:border-line-width-bottom="0.018cm 0.018cm 0.018cm" fo:padding-left="0.191cm" fo:padding-right="0.191cm" fo:padding-top="0cm" fo:padding-bottom="0cm" fo:border-left="none" fo:border-right="none" fo:border-top="none" fo:border-bottom="1.5pt double #000000"/>
    </style:style>
    <style:style style:name="Table1" style:family="table">
      <style:table-properties style:width="17.498cm" fo:margin-left="0.081cm" fo:margin-top="0cm" fo:margin-bottom="0cm" table:align="left" style:writing-mode="lr-tb"/>
    </style:style>
    <style:style style:name="Table1.A" style:family="table-column">
      <style:table-column-properties style:column-width="7.091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2.999cm"/>
    </style:style>
    <style:style style:name="Table1.D" style:family="table-column">
      <style:table-column-properties style:column-width="0.6cm"/>
    </style:style>
    <style:style style:name="Table1.E" style:family="table-column">
      <style:table-column-properties style:column-width="3.10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E1" style:family="table-cell">
      <style:table-cell-properties style:vertical-align="middle" fo:padding-left="0.191cm" fo:padding-right="0.191cm" fo:padding-top="0cm" fo:padding-bottom="0cm" fo:border="none"/>
    </style:style>
    <style:style style:name="Table1.E21" style:family="table-cell">
      <style:table-cell-properties style:border-line-width-bottom="0.018cm 0.018cm 0.018cm" fo:padding-left="0.191cm" fo:padding-right="0.191cm" fo:padding-top="0cm" fo:padding-bottom="0cm" fo:border-left="none" fo:border-right="none" fo:border-top="0.5pt solid #000000" fo:border-bottom="1.5pt double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83b59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d2218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1868d8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3d2218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444ad8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style:font-size-asian="16pt" style:font-name-complex="Times New Roman1" style:font-size-complex="16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anguage="en" fo:country="US" style:font-size-asian="16pt" style:font-name-complex="Times New Roman1" style:font-size-complex="16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en" fo:country="US" style:font-size-asian="16pt" style:font-name-complex="Times New Roman1" style:font-size-complex="16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4pt" fo:language="en" fo:country="US" style:font-size-asian="14pt" style:font-name-complex="Calibri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style:font-size-asian="14pt" style:font-name-complex="Calibri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183b59" style:font-size-asian="14pt" style:font-name-complex="Calibri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2af53f" style:font-size-asian="14pt" style:font-name-complex="Calibri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2d0c7c" style:font-size-asian="14pt" style:font-name-complex="Calibri1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3d2218" style:font-size-asian="14pt" style:font-name-complex="Calibri1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3f112b" style:font-size-asian="14pt" style:font-name-complex="Calibri1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style:font-size-asian="14pt" style:font-name-complex="Calibri1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paragraph-rsid="001868d8" style:font-size-asian="14pt" style:font-name-complex="Calibri1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paragraph-rsid="00190fac" style:font-size-asian="14pt" style:font-name-complex="Calibri1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paragraph-rsid="002223a6" style:font-size-asian="14pt" style:font-name-complex="Calibri1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paragraph-rsid="003d2218" style:font-size-asian="14pt" style:font-name-complex="Calibri1" style:font-size-complex="14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183b59" style:font-size-asian="14pt" style:font-name-complex="Calibri1" style:font-size-complex="14pt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language="en" fo:country="US" officeooo:paragraph-rsid="00190fac" style:font-size-asian="14pt" style:font-name-complex="Calibri1" style:font-size-complex="14pt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language="en" fo:country="US" officeooo:paragraph-rsid="003d2218" style:font-size-asian="14pt" style:font-name-complex="Calibri1" style:font-size-complex="14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1eaf45" style:font-size-asian="14pt" style:font-name-complex="Calibri1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190fac" style:font-size-asian="14pt" style:font-name-complex="Calibri1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3d2218" style:font-size-asian="14pt" style:font-name-complex="Calibri1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444ad8" style:font-size-asian="14pt" style:font-name-complex="Calibri1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rsid="001bb07c" officeooo:paragraph-rsid="001bb07c" style:font-size-asian="14pt" style:font-name-complex="Calibri1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19ab3" officeooo:paragraph-rsid="00319ab3" style:font-size-asian="14pt" style:font-name-complex="Calibri1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19ab3" officeooo:paragraph-rsid="003d2218" style:font-size-asian="14pt" style:font-name-complex="Calibri1" style:font-size-complex="14pt"/>
    </style:style>
    <style:style style:name="P3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85742" officeooo:paragraph-rsid="00385742" style:font-size-asian="14pt" style:font-name-complex="Calibri1" style:font-size-complex="14pt"/>
    </style:style>
    <style:style style:name="P3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1d42e7" officeooo:paragraph-rsid="001868d8" style:font-size-asian="14pt" style:font-name-complex="Calibri1" style:font-size-complex="14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6e5d1" officeooo:paragraph-rsid="00444ad8" style:font-size-asian="14pt" style:font-name-complex="Calibri1" style:font-size-complex="14pt"/>
    </style:style>
    <style:style style:name="P3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f112b" officeooo:paragraph-rsid="003f112b" style:font-size-asian="14pt" style:font-name-complex="Calibri1" style:font-size-complex="14pt"/>
    </style:style>
    <style:style style:name="P3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66f5c" officeooo:paragraph-rsid="00444ad8" style:font-size-asian="14pt" style:font-name-complex="Calibri1" style:font-size-complex="14pt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rsid="00366f5c" officeooo:paragraph-rsid="00444ad8" style:font-size-asian="14pt" style:font-name-complex="Calibri1" style:font-size-complex="14pt"/>
    </style:style>
    <style:style style:name="P4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483f4" officeooo:paragraph-rsid="00444ad8" style:font-size-asian="14pt" style:font-name-complex="Calibri1" style:font-size-complex="14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49ad3" officeooo:paragraph-rsid="00444ad8" style:font-size-asian="14pt" style:font-name-complex="Calibri1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49ad3" officeooo:paragraph-rsid="00444ad8" style:font-size-asian="14pt" style:font-name-complex="Calibri1" style:font-size-complex="14pt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7a45c" officeooo:paragraph-rsid="00444ad8" style:font-size-asian="14pt" style:font-name-complex="Calibri1" style:font-size-complex="14pt"/>
    </style:style>
    <style:style style:name="P4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7a45c" officeooo:paragraph-rsid="00444ad8" style:font-size-asian="14pt" style:font-name-complex="Calibri1" style:font-size-complex="14pt"/>
    </style:style>
    <style:style style:name="P4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66b67" officeooo:paragraph-rsid="00444ad8" style:font-size-asian="14pt" style:font-name-complex="Calibri1" style:font-size-complex="14pt"/>
    </style:style>
    <style:style style:name="P4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953b3" officeooo:paragraph-rsid="00444ad8" style:font-size-asian="14pt" style:font-name-complex="Calibri1" style:font-size-complex="14pt"/>
    </style:style>
    <style:style style:name="P4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b3744" officeooo:paragraph-rsid="00444ad8" style:font-size-asian="14pt" style:font-name-complex="Calibri1" style:font-size-complex="14pt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40ca6b" officeooo:paragraph-rsid="00444ad8" style:font-size-asian="14pt" style:font-name-complex="Calibri1" style:font-size-complex="14pt"/>
    </style:style>
    <style:style style:name="P5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40ca6b" officeooo:paragraph-rsid="00444ad8" style:font-size-asian="14pt" style:font-name-complex="Calibri1" style:font-size-complex="14pt"/>
    </style:style>
    <style:style style:name="P5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42b5ea" officeooo:paragraph-rsid="00444ad8" style:font-size-asian="14pt" style:font-name-complex="Calibri1" style:font-size-complex="14pt"/>
    </style:style>
    <style:style style:name="P5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d2ae1" officeooo:paragraph-rsid="00444ad8" style:font-size-asian="14pt" style:font-name-complex="Calibri1" style:font-size-complex="14pt"/>
    </style:style>
    <style:style style:name="P5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d2ae1" officeooo:paragraph-rsid="0047b787" style:font-size-asian="14pt" style:font-name-complex="Calibri1" style:font-size-complex="14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d2ae1" officeooo:paragraph-rsid="00444ad8" style:font-size-asian="14pt" style:font-name-complex="Calibri1" style:font-size-complex="14pt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462e8a" officeooo:paragraph-rsid="00444ad8" style:font-size-asian="14pt" style:font-name-complex="Calibri1" style:font-size-complex="14pt"/>
    </style:style>
    <style:style style:name="P5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462e8a" officeooo:paragraph-rsid="00444ad8" style:font-size-asian="14pt" style:font-name-complex="Calibri1" style:font-size-complex="14pt"/>
    </style:style>
    <style:style style:name="P5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47c658" officeooo:paragraph-rsid="00444ad8" style:font-size-asian="14pt" style:font-name-complex="Calibri1" style:font-size-complex="14pt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4c609c" officeooo:paragraph-rsid="00444ad8" style:font-size-asian="14pt" style:font-name-complex="Calibri1" style:font-size-complex="14pt"/>
    </style:style>
    <style:style style:name="P5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4c609c" officeooo:paragraph-rsid="00444ad8" style:font-size-asian="14pt" style:font-name-complex="Calibri1" style:font-size-complex="14pt"/>
    </style:style>
    <style:style style:name="P6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506781" officeooo:paragraph-rsid="00444ad8" style:font-size-asian="14pt" style:font-name-complex="Calibri1" style:font-size-complex="14pt"/>
    </style:style>
    <style:style style:name="P6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49c1e6" officeooo:paragraph-rsid="00444ad8" style:font-size-asian="14pt" style:font-name-complex="Calibri1" style:font-size-complex="14pt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style:text-underline-style="solid" style:text-underline-width="auto" style:text-underline-color="font-color" officeooo:paragraph-rsid="003f112b" style:font-size-asian="14pt" style:font-name-complex="Calibri1" style:font-size-complex="14pt"/>
    </style:style>
    <style:style style:name="P6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style:text-underline-style="solid" style:text-underline-width="auto" style:text-underline-color="font-color" officeooo:paragraph-rsid="00444ad8" style:font-size-asian="14pt" style:font-name-complex="Calibri1" style:font-size-complex="14pt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fo:font-size="14pt" fo:language="en" fo:country="US" style:text-underline-style="solid" style:text-underline-width="auto" style:text-underline-color="font-color" officeooo:paragraph-rsid="00444ad8" style:font-size-asian="14pt" style:font-name-complex="Calibri1" style:font-size-complex="14pt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183b59" style:font-name-asian="PMingLiU" style:font-size-asian="14pt" style:language-asian="zh" style:country-asian="TW" style:font-name-complex="Calibri1" style:font-size-complex="14pt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fo:font-size="14pt" style:font-name-asian="PMingLiU" style:font-size-asian="14pt" style:language-asian="zh" style:country-asian="TW" style:font-name-complex="Calibri1" style:font-size-complex="14pt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fo:font-size="12pt" officeooo:paragraph-rsid="00190fac" style:font-size-asian="12pt" style:font-size-complex="12pt"/>
    </style:style>
    <style:style style:name="P6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2pt" fo:language="en" fo:country="US" officeooo:rsid="0040ca6b" officeooo:paragraph-rsid="00444ad8" style:font-size-asian="12pt" style:font-name-complex="Calibri1" style:font-size-complex="12pt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officeooo:rsid="003a2202" officeooo:paragraph-rsid="003a2202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fo:font-size="10pt" fo:language="en" fo:country="US" officeooo:paragraph-rsid="00444ad8" style:font-size-asian="8.75pt" style:font-name-complex="Calibri1" style:font-size-complex="10pt"/>
    </style:style>
    <style:style style:name="P7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0pt" fo:language="en" fo:country="US" style:text-underline-style="solid" style:text-underline-width="auto" style:text-underline-color="font-color" officeooo:paragraph-rsid="00444ad8" style:font-size-asian="10pt" style:font-name-complex="Calibri1" style:font-size-complex="10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indent="0.423cm" style:auto-text-indent="false"/>
      <style:text-properties fo:font-size="14pt" fo:language="en" fo:country="US" officeooo:paragraph-rsid="00190fac" style:font-size-asian="14pt" style:font-name-complex="Calibri1" style:font-size-complex="14pt"/>
    </style:style>
    <style:style style:name="P73" style:family="paragraph" style:parent-style-name="Standard">
      <loext:graphic-properties draw:fill="none"/>
      <style:paragraph-properties fo:margin-left="5.099cm" fo:margin-right="0.101cm" fo:margin-top="0cm" fo:margin-bottom="0cm" loext:contextual-spacing="false" fo:line-height="100%" fo:text-align="center" style:justify-single-word="false" fo:orphans="2" fo:widows="2" fo:text-indent="-2.6cm" style:auto-text-indent="false" fo:background-color="transparent" style:writing-mode="lr-tb"/>
      <style:text-properties fo:font-size="14pt" fo:language="en" fo:country="US" style:text-underline-style="solid" style:text-underline-width="auto" style:text-underline-color="font-color" officeooo:rsid="00347714" officeooo:paragraph-rsid="00444ad8" style:font-size-asian="14pt" style:font-name-complex="Calibri1" style:font-size-complex="14pt"/>
    </style:style>
    <style:style style:name="P74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444ad8"/>
    </style:style>
    <style:style style:name="P7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20pt" fo:language="en" fo:country="US" fo:font-weight="bold" style:font-size-asian="20pt" style:font-weight-asian="bold" style:font-name-complex="Times New Roman1" style:font-size-complex="20pt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183b59" style:font-size-asian="14pt" style:font-name-complex="Calibri1" style:font-size-complex="14pt"/>
    </style:style>
    <style:style style:name="P7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19ab3" officeooo:paragraph-rsid="00319ab3" style:font-size-asian="14pt" style:font-name-complex="Calibri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PMingLiU" style:font-size-asian="14pt" style:language-asian="zh" style:country-asian="TW" style:font-name-complex="Times New Roman1" style:font-size-complex="14pt"/>
    </style:style>
    <style:style style:name="T3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4" style:family="text">
      <style:text-properties style:font-name="Times New Roman" fo:font-size="16pt" fo:language="en" fo:country="US" officeooo:rsid="0014ab76" style:font-size-asian="16pt" style:font-name-complex="Times New Roman1" style:font-size-complex="16pt"/>
    </style:style>
    <style:style style:name="T5" style:family="text">
      <style:text-properties fo:font-size="14pt" fo:language="en" fo:country="US" style:font-size-asian="14pt" style:font-name-complex="Calibri1" style:font-size-complex="14pt"/>
    </style:style>
    <style:style style:name="T6" style:family="text">
      <style:text-properties fo:font-size="14pt" fo:language="en" fo:country="US" officeooo:rsid="0014ab76" style:font-size-asian="14pt" style:font-name-complex="Calibri1" style:font-size-complex="14pt"/>
    </style:style>
    <style:style style:name="T7" style:family="text">
      <style:text-properties fo:font-size="14pt" fo:language="en" fo:country="US" officeooo:rsid="00152c25" style:font-size-asian="14pt" style:font-name-complex="Calibri1" style:font-size-complex="14pt"/>
    </style:style>
    <style:style style:name="T8" style:family="text">
      <style:text-properties fo:font-size="14pt" fo:language="en" fo:country="US" officeooo:rsid="00170d06" style:font-size-asian="14pt" style:font-name-complex="Calibri1" style:font-size-complex="14pt"/>
    </style:style>
    <style:style style:name="T9" style:family="text">
      <style:text-properties fo:font-size="14pt" fo:language="en" fo:country="US" officeooo:rsid="002d424d" style:font-size-asian="14pt" style:font-name-complex="Calibri1" style:font-size-complex="14pt"/>
    </style:style>
    <style:style style:name="T10" style:family="text">
      <style:text-properties fo:font-size="14pt" fo:language="en" fo:country="US" officeooo:rsid="00319ab3" style:font-size-asian="14pt" style:font-name-complex="Calibri1" style:font-size-complex="14pt"/>
    </style:style>
    <style:style style:name="T11" style:family="text">
      <style:text-properties fo:font-size="14pt" fo:language="en" fo:country="US" officeooo:rsid="00366f5c" style:font-size-asian="14pt" style:font-name-complex="Calibri1" style:font-size-complex="14pt"/>
    </style:style>
    <style:style style:name="T12" style:family="text">
      <style:text-properties fo:font-size="14pt" fo:language="en" fo:country="US" officeooo:rsid="0037578f" style:font-size-asian="14pt" style:font-name-complex="Calibri1" style:font-size-complex="14pt"/>
    </style:style>
    <style:style style:name="T13" style:family="text">
      <style:text-properties fo:font-size="14pt" fo:language="en" fo:country="US" officeooo:rsid="0044caec" style:font-size-asian="14pt" style:font-name-complex="Calibri1" style:font-size-complex="14pt"/>
    </style:style>
    <style:style style:name="T14" style:family="text">
      <style:text-properties fo:font-size="14pt" fo:language="en" fo:country="US" officeooo:rsid="0047c658" style:font-size-asian="14pt" style:font-name-complex="Calibri1" style:font-size-complex="14pt"/>
    </style:style>
    <style:style style:name="T15" style:family="text">
      <style:text-properties fo:font-size="14pt" fo:language="en" fo:country="US" style:text-underline-style="solid" style:text-underline-width="auto" style:text-underline-color="font-color" style:font-size-asian="14pt" style:font-name-complex="Calibri1" style:font-size-complex="14pt"/>
    </style:style>
    <style:style style:name="T16" style:family="text">
      <style:text-properties fo:font-size="14pt" fo:language="en" fo:country="US" style:text-underline-style="solid" style:text-underline-width="auto" style:text-underline-color="font-color" officeooo:rsid="00418893" style:font-size-asian="14pt" style:font-name-complex="Calibri1" style:font-size-complex="14pt"/>
    </style:style>
    <style:style style:name="T17" style:family="text">
      <style:text-properties fo:font-size="14pt" style:font-name-asian="PMingLiU" style:font-size-asian="14pt" style:language-asian="zh" style:country-asian="TW" style:font-name-complex="Calibri1" style:font-size-complex="14pt"/>
    </style:style>
    <style:style style:name="T18" style:family="text">
      <style:text-properties style:text-position="super 58%"/>
    </style:style>
    <style:style style:name="T19" style:family="text">
      <style:text-properties style:text-position="super 58%" fo:font-size="14pt" fo:language="en" fo:country="US" style:font-size-asian="14pt" style:font-name-complex="Calibri1" style:font-size-complex="14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language="en" fo:country="US" style:font-name-complex="Calibri1"/>
    </style:style>
    <style:style style:name="T22" style:family="text">
      <style:text-properties fo:language="en" fo:country="US" style:text-underline-style="solid" style:text-underline-width="auto" style:text-underline-color="font-color" style:font-name-complex="Calibri1"/>
    </style:style>
    <style:style style:name="T23" style:family="text">
      <style:text-properties officeooo:rsid="00418893"/>
    </style:style>
    <style:style style:name="T24" style:family="text">
      <style:text-properties officeooo:rsid="00366f5c"/>
    </style:style>
    <style:style style:name="T25" style:family="text">
      <style:text-properties officeooo:rsid="003483f4"/>
    </style:style>
    <style:style style:name="T26" style:family="text">
      <style:text-properties officeooo:rsid="0038d62f"/>
    </style:style>
    <style:style style:name="T27" style:family="text">
      <style:text-properties fo:font-size="12pt" fo:language="en" fo:country="US" style:font-size-asian="12pt" style:font-name-complex="Calibri1" style:font-size-complex="12pt"/>
    </style:style>
    <style:style style:name="T28" style:family="text">
      <style:text-properties fo:font-size="12pt" fo:language="en" fo:country="US" officeooo:rsid="0049af2e" style:font-size-asian="12pt" style:font-name-complex="Calibri1" style:font-size-complex="12pt"/>
    </style:style>
    <style:style style:name="T29" style:family="text">
      <style:text-properties fo:font-size="12pt" fo:language="en" fo:country="US" officeooo:rsid="004cf1ae" style:font-size-asian="12pt" style:font-name-complex="Calibri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USBONG SOCIAL SYSTEMS, INC.</text:p>
      <text:p text:style-name="P12">2 E. Manalo (formerly, E. Rodriguez) Avenue</text:p>
      <text:p text:style-name="P2"><text:span text:style-name="T1">Sto. N</text:span><text:span text:style-name="T2">iño, Marikina City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9"/>
      <text:p text:style-name="P11">FINANCIAL STATEMENT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1"/>
      <text:p text:style-name="P11"/>
      <text:p text:style-name="P2"><text:span text:style-name="T3">December 31, 20</text:span><text:span text:style-name="T4">20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>(In Philippine Peso)</text:p>
      <text:p text:style-name="P11"/>
      <text:p text:style-name="P11"/>
      <text:p text:style-name="P11"/>
      <text:p text:style-name="P11"/>
      <text:p text:style-name="P14"><text:soft-page-break/>USBONG SOCIAL SYSTEMS, INC.</text:p>
      <text:p text:style-name="P14">BALANCE SHEET</text:p>
      <text:p text:style-name="P2"><text:span text:style-name="T5">DECEMBER 31, 20</text:span><text:span text:style-name="T6">20</text:span></text:p>
      <text:p text:style-name="P2"><text:span text:style-name="T5">(WITH COMPARATIVE FIGURES FOR 201</text:span><text:span text:style-name="T6">9</text:span><text:span text:style-name="T5">)</text:span></text:p>
      <text:p text:style-name="P14"><text:bookmark-start text:name="__DdeLink__1014_3743568626"/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8"><text:s text:c="5"/><text:span text:style-name="T20">ASSETS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<text:span text:style-name="T5">20</text:span><text:span text:style-name="T9">20</text:span></text:p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4">2019</text:p>
          </table:table-cell>
        </table:table-row>
        <table:table-row table:style-name="Table2.1">
          <table:table-cell table:style-name="Table2.A1" office:value-type="string">
            <text:p text:style-name="P25">CURRENT ASSETS: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<text:bookmark text:name="__DdeLink__1052_3743568626"/></text:p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25"><text:s text:c="5"/><text:bookmark-start text:name="__DdeLink__1000_374356862611"/>Cash in Book<text:bookmark-end text:name="__DdeLink__1000_374356862611"/></text:p>
          </table:table-cell>
          <table:table-cell table:style-name="Table2.A1" office:value-type="string">
            <text:p text:style-name="P26">₱</text:p>
          </table:table-cell>
          <table:table-cell table:style-name="Table2.C3" office:value-type="string">
            <text:p text:style-name="P35">TO-DO</text:p>
          </table:table-cell>
          <table:table-cell table:style-name="Table2.A1" office:value-type="string">
            <text:p text:style-name="P17">₱</text:p>
          </table:table-cell>
          <table:table-cell table:style-name="Table2.E3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65">OTHER ASSETS: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4"/>
          </table:table-cell>
        </table:table-row>
        <table:table-row table:style-name="Table2.5">
          <table:table-cell table:style-name="Table2.A1" office:value-type="string">
            <text:p text:style-name="P65"><text:s text:c="5"/>Library Books</text:p>
          </table:table-cell>
          <table:table-cell table:style-name="Table2.A1" office:value-type="string">
            <text:p text:style-name="P5"/>
          </table:table-cell>
          <table:table-cell table:style-name="Table2.C3" office:value-type="string">
            <text:p text:style-name="P36"/>
          </table:table-cell>
          <table:table-cell table:style-name="Table2.A1" office:value-type="string">
            <text:p text:style-name="P14"/>
          </table:table-cell>
          <table:table-cell table:style-name="Table2.E3" office:value-type="string">
            <text:p text:style-name="P36"/>
          </table:table-cell>
        </table:table-row>
        <table:table-row table:style-name="Table2.1"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>TOTAL ASSETS</text:p>
          </table:table-cell>
          <table:table-cell table:style-name="Table2.A1" office:value-type="string">
            <text:p text:style-name="P22"/>
          </table:table-cell>
          <table:table-cell table:style-name="Table2.C7" office:value-type="string">
            <text:p text:style-name="P22"/>
          </table:table-cell>
          <table:table-cell table:style-name="Table2.A1" office:value-type="string">
            <text:p text:style-name="P14"/>
          </table:table-cell>
          <table:table-cell table:style-name="Table2.E7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67"><text:span text:style-name="T21"><text:s text:c="5"/></text:span><text:span text:style-name="T22">LIABILITIES AND STOCKHOLDERS’ EQUITY</text:span>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29">CURRENT LIABILITIES: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29"><text:s text:c="5"/>Income Tax Payable <text:s text:c="4"/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29"><text:s text:c="5"/>Advances from Stockholder</text:p>
          </table:table-cell>
          <table:table-cell table:style-name="Table2.A1" office:value-type="string">
            <text:p text:style-name="P14"/>
          </table:table-cell>
          <table:table-cell table:style-name="Table2.C3" office:value-type="string">
            <text:p text:style-name="P20"/>
          </table:table-cell>
          <table:table-cell table:style-name="Table2.A1" office:value-type="string">
            <text:p text:style-name="P14"/>
          </table:table-cell>
          <table:table-cell table:style-name="Table2.E3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32">TOTAL</text:p>
          </table:table-cell>
          <table:table-cell table:style-name="Table2.A1" office:value-type="string">
            <text:p text:style-name="P14"/>
          </table:table-cell>
          <table:table-cell table:style-name="Table2.C3" office:value-type="string">
            <text:p text:style-name="P20"/>
          </table:table-cell>
          <table:table-cell table:style-name="Table2.A1" office:value-type="string">
            <text:p text:style-name="P14"/>
          </table:table-cell>
          <table:table-cell table:style-name="Table2.E3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29">STOCKHOLDERS’ EQUITY</text:p>
            <text:p text:style-name="P72"><text:s/>Capital Stock - ₱1,000 per value</text:p>
            <text:p text:style-name="P72"><text:s/>Authorized = 5 shares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29"><text:s text:c="5"/>Issued and paid-up capital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9"><text:s text:c="5"/>Add: Retained earnings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29"><text:s text:c="5"/>Net Income (Loss) for the year</text:p>
          </table:table-cell>
          <table:table-cell table:style-name="Table2.A1" office:value-type="string">
            <text:p text:style-name="P14"/>
          </table:table-cell>
          <table:table-cell table:style-name="Table2.C3" office:value-type="string">
            <text:p text:style-name="P20"/>
          </table:table-cell>
          <table:table-cell table:style-name="Table2.A1" office:value-type="string">
            <text:p text:style-name="P2"/>
          </table:table-cell>
          <table:table-cell table:style-name="Table2.E3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29"><text:s text:c="5"/>TOTAL</text:p>
          </table:table-cell>
          <table:table-cell table:style-name="Table2.A1" office:value-type="string">
            <text:p text:style-name="P14"/>
          </table:table-cell>
          <table:table-cell table:style-name="Table2.C3" office:value-type="string">
            <text:p text:style-name="P20"/>
          </table:table-cell>
          <table:table-cell table:style-name="Table2.A1" office:value-type="string">
            <text:p text:style-name="P2"/>
          </table:table-cell>
          <table:table-cell table:style-name="Table2.E3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29">TOTAL LIABILITIES AND STOCKHOLDERS’ EQUITY</text:p>
          </table:table-cell>
          <table:table-cell table:style-name="Table2.B20" office:value-type="string">
            <text:p text:style-name="P16">₱</text:p>
          </table:table-cell>
          <table:table-cell table:style-name="Table2.C20" office:value-type="string">
            <text:p text:style-name="P23"/>
          </table:table-cell>
          <table:table-cell table:style-name="Table2.B20" office:value-type="string">
            <text:p text:style-name="P16">₱</text:p>
          </table:table-cell>
          <table:table-cell table:style-name="Table2.E20" office:value-type="string">
            <text:p text:style-name="P23"/>
          </table:table-cell>
        </table:table-row>
      </table:table>
      <text:p text:style-name="P14"/>
      <text:p text:style-name="P14"/>
      <text:p text:style-name="P14"><text:bookmark-end text:name="__DdeLink__1014_3743568626"/></text:p>
      <text:p text:style-name="P14"/>
      <text:p text:style-name="P14"/>
      <text:p text:style-name="P15"><text:soft-page-break/>USBONG SOCIAL SYSTEMS, INC.</text:p>
      <text:p text:style-name="P15">INCOME STATEMENT</text:p>
      <text:p text:style-name="P3"><text:span text:style-name="T5">FOR THE YEAR ENDED DECEMBER 31, 20</text:span><text:span text:style-name="T7">20</text:span></text:p>
      <text:p text:style-name="P3"><text:span text:style-name="T5">(</text:span><text:span text:style-name="T8">FIF</text:span><text:span text:style-name="T7">TH</text:span><text:span text:style-name="T5"> YEAR OF OPERATION)</text:span></text:p>
      <text:p text:style-name="P15"><text:bookmark-start text:name="__DdeLink__3741_1938066384"/><text:bookmark-start text:name="__DdeLink__3737_1938066384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 table:style-name="Table4.1"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4"><text:bookmark-start text:name="__DdeLink__2353_3857452490"/><text:span text:style-name="T15">20</text:span><text:bookmark-end text:name="__DdeLink__2353_3857452490"/><text:span text:style-name="T16">20</text:span>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62">201<text:span text:style-name="T23">9</text:span></text:p>
          </table:table-cell>
        </table:table-row>
        <table:table-row table:style-name="Table4.1">
          <table:table-cell table:style-name="Table4.A1" office:value-type="string">
            <text:p text:style-name="P30">GROSS RECEIPTS</text:p>
          </table:table-cell>
          <table:table-cell table:style-name="Table4.A1" office:value-type="string">
            <text:p text:style-name="P27"><text:bookmark-start text:name="__DdeLink__2355_3857452490"/>₱<text:bookmark-end text:name="__DdeLink__2355_3857452490"/></text:p>
          </table:table-cell>
          <table:table-cell table:style-name="Table4.C2" office:value-type="string">
            <text:p text:style-name="P38"/>
          </table:table-cell>
          <table:table-cell table:style-name="Table4.A1" office:value-type="string">
            <text:p text:style-name="P19">₱</text:p>
          </table:table-cell>
          <table:table-cell table:style-name="Table4.C2" office:value-type="string">
            <text:p text:style-name="P38"/>
          </table:table-cell>
        </table:table-row>
        <table:table-row table:style-name="Table4.1">
          <table:table-cell table:style-name="Table4.A1" office:value-type="string">
            <text:p text:style-name="P30"/>
            <text:p text:style-name="P30">LESS: OPERATING EXPENSES</text:p>
          </table:table-cell>
          <table:table-cell table:style-name="Table4.A1" office:value-type="string">
            <text:p text:style-name="P18"/>
          </table:table-cell>
          <table:table-cell table:style-name="Table4.C3" office:value-type="string">
            <text:p text:style-name="P24"/>
          </table:table-cell>
          <table:table-cell table:style-name="Table4.A1" office:value-type="string">
            <text:p text:style-name="P18"/>
          </table:table-cell>
          <table:table-cell table:style-name="Table4.C3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6"><text:span text:style-name="T5"><text:s text:c="5"/></text:span><text:span text:style-name="T17">Salary</text:span>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6"><text:span text:style-name="T5"><text:s text:c="5"/></text:span><text:span text:style-name="T17">SSS, PhilHealth, Pag-Ibig</text:span>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6"><text:span text:style-name="T5"><text:s text:c="5"/></text:span><text:span text:style-name="T17">Miscellaneous</text:span>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30"><text:s text:c="5"/>Office Supplies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30"><text:s text:c="5"/>Taxes and Licenses</text:p>
          </table:table-cell>
          <table:table-cell table:style-name="Table4.A1" office:value-type="string">
            <text:p text:style-name="P18"/>
          </table:table-cell>
          <table:table-cell table:style-name="Table4.C2" office:value-type="string">
            <text:p text:style-name="P24"/>
          </table:table-cell>
          <table:table-cell table:style-name="Table4.A1" office:value-type="string">
            <text:p text:style-name="P18"/>
          </table:table-cell>
          <table:table-cell table:style-name="Table4.C2" office:value-type="string">
            <text:p text:style-name="P24"/>
          </table:table-cell>
        </table:table-row>
        <table:table-row table:style-name="Table4.1">
          <table:table-cell table:style-name="Table4.A1" office:value-type="string">
            <text:p text:style-name="P30"><text:s text:c="5"/>TOTAL</text:p>
          </table:table-cell>
          <table:table-cell table:style-name="Table4.A1" office:value-type="string">
            <text:p text:style-name="P18"/>
          </table:table-cell>
          <table:table-cell table:style-name="Table4.C9" office:value-type="string">
            <text:p text:style-name="P24"/>
          </table:table-cell>
          <table:table-cell table:style-name="Table4.A1" office:value-type="string">
            <text:p text:style-name="P18"/>
          </table:table-cell>
          <table:table-cell table:style-name="Table4.C9" office:value-type="string">
            <text:p text:style-name="P24"/>
          </table:table-cell>
        </table:table-row>
        <table:table-row table:style-name="Table4.1"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18"/>
          </table:table-cell>
          <table:table-cell table:style-name="Table4.C3" office:value-type="string">
            <text:p text:style-name="P24"/>
          </table:table-cell>
          <table:table-cell table:style-name="Table4.A1" office:value-type="string">
            <text:p text:style-name="P18"/>
          </table:table-cell>
          <table:table-cell table:style-name="Table4.C3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30">NET INCOME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30">LESS: Provision for Income Tax</text:p>
          </table:table-cell>
          <table:table-cell table:style-name="Table4.A1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C2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18"/>
          </table:table-cell>
          <table:table-cell table:style-name="Table4.C3" office:value-type="string">
            <text:p text:style-name="P24"/>
          </table:table-cell>
          <table:table-cell table:style-name="Table4.A1" office:value-type="string">
            <text:p text:style-name="P18"/>
          </table:table-cell>
          <table:table-cell table:style-name="Table4.C3" office:value-type="string">
            <text:p text:style-name="P30"/>
          </table:table-cell>
        </table:table-row>
        <table:table-row table:style-name="Table4.1">
          <table:table-cell table:style-name="Table4.A1" office:value-type="string">
            <text:p text:style-name="P30">NET INCOME AFTER TAX</text:p>
          </table:table-cell>
          <table:table-cell table:style-name="Table4.A1" office:value-type="string">
            <text:p text:style-name="P18">₱</text:p>
          </table:table-cell>
          <table:table-cell table:style-name="Table4.C14" office:value-type="string">
            <text:p text:style-name="P24"/>
          </table:table-cell>
          <table:table-cell table:style-name="Table4.A1" office:value-type="string">
            <text:p text:style-name="P18">₱</text:p>
          </table:table-cell>
          <table:table-cell table:style-name="Table4.C14" office:value-type="string">
            <text:p text:style-name="P18"/>
          </table:table-cell>
        </table:table-row>
      </table:table>
      <text:p text:style-name="P34"/>
      <text:p text:style-name="P33"/>
      <text:p text:style-name="P33"><text:bookmark-end text:name="__DdeLink__3741_1938066384"/><text:bookmark-end text:name="__DdeLink__3737_1938066384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1"><text:soft-page-break/>USBONG SOCIAL SYSTEMS, INC.</text:p>
      <text:p text:style-name="P31">NOTES TO FINANCIAL STATEMENTS</text:p>
      <text:p text:style-name="P7"><text:span text:style-name="T5">DECEMBER 31, 20</text:span><text:span text:style-name="T10">20</text:span></text:p>
      <text:p text:style-name="P70"/>
      <text:p text:style-name="P31">1. BUSINESS INFORMATION</text:p>
      <text:p text:style-name="P70"><text:s/></text:p>
      <text:p text:style-name="P74"><text:span text:style-name="T27">Usbong Social Systems, Inc. is a corporation engaged in </text:span><text:span text:style-name="T29">computer </text:span><text:span text:style-name="T27">software development. It was registered on Nov. 24, 2014 under SEC Certificate No. CS201422905. The company is a </text:span><text:span text:style-name="T28">N</text:span><text:span text:style-name="T27">on-</text:span><text:span text:style-name="T28">VAT </text:span><text:span text:style-name="T27">registered enterprise and is subject to percentage tax.</text:span></text:p>
      <text:p text:style-name="P70"/>
      <text:p text:style-name="P31">2. TAXES, LICENSES AND OTHER TAXES</text:p>
      <text:p text:style-name="P7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3">KIND OF TAX</text:p>
          </table:table-cell>
          <table:table-cell table:style-name="Table1.A1" office:value-type="string">
            <text:p text:style-name="P73">DATE PAID</text:p>
          </table:table-cell>
          <table:table-cell table:style-name="Table1.A1" office:value-type="string">
            <text:p text:style-name="P63">OR #</text:p>
          </table:table-cell>
          <table:table-cell table:style-name="Table1.A1" office:value-type="string">
            <text:p text:style-name="P64"/>
          </table:table-cell>
          <table:table-cell table:style-name="Table1.E1" office:value-type="string">
            <text:p text:style-name="P71">AMOUNT PAID</text:p>
          </table:table-cell>
        </table:table-row>
        <table:table-row table:style-name="Table1.1">
          <table:table-cell table:style-name="Table1.A1" office:value-type="string">
            <text:p text:style-name="P31">Community Tax Certificate</text:p>
          </table:table-cell>
          <table:table-cell table:style-name="Table1.A1" office:value-type="string">
            <text:p text:style-name="P37">202<text:span text:style-name="T24">0</text:span>-01-<text:span text:style-name="T25">1</text:span><text:span text:style-name="T24">6</text:span></text:p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40">₱</text:p>
          </table:table-cell>
          <table:table-cell table:style-name="Table1.A1" office:value-type="string">
            <text:p text:style-name="P41"/>
          </table:table-cell>
        </table:table-row>
        <table:table-row table:style-name="Table1.1">
          <table:table-cell table:style-name="Table1.A1" office:value-type="string">
            <text:p text:style-name="P31">Barangay Clearance</text:p>
          </table:table-cell>
          <table:table-cell table:style-name="Table1.A1" office:value-type="string">
            <text:p text:style-name="P42"><text:bookmark text:name="__DdeLink__2342_3857452490"/></text:p>
          </table:table-cell>
          <table:table-cell table:style-name="Table1.A1" office:value-type="string">
            <text:p text:style-name="P43"><text:bookmark text:name="__DdeLink__2332_3857452490"/>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43"/>
          </table:table-cell>
        </table:table-row>
        <table:table-row table:style-name="Table1.1">
          <table:table-cell table:style-name="Table1.A1" office:value-type="string">
            <text:p text:style-name="P31"><text:bookmark-start text:name="__DdeLink__2330_3857452490"/>Business Tax (1<text:span text:style-name="T18">st </text:span><text:span text:style-name="T24">Qtr)</text:span><text:bookmark-end text:name="__DdeLink__2330_3857452490"/></text:p>
          </table:table-cell>
          <table:table-cell table:style-name="Table1.A1" office:value-type="string">
            <text:p text:style-name="P42"><text:bookmark text:name="__DdeLink__2346_3857452490"/></text:p>
          </table:table-cell>
          <table:table-cell table:style-name="Table1.A1" office:value-type="string">
            <text:p text:style-name="P43"><text:bookmark text:name="__DdeLink__2332_38574524901"/>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46"/>
          </table:table-cell>
        </table:table-row>
        <table:table-row table:style-name="Table1.1">
          <table:table-cell table:style-name="Table1.A1" office:value-type="string">
            <text:p text:style-name="P7"><text:span text:style-name="T5">Business Tax (</text:span><text:span text:style-name="T12">2~4th</text:span><text:span text:style-name="T19"> </text:span><text:span text:style-name="T11">Qtr)</text:span></text:p>
          </table:table-cell>
          <table:table-cell table:style-name="Table1.A1" office:value-type="string">
            <text:p text:style-name="P44"><text:bookmark text:name="__DdeLink__2338_3857452490"/><text:bookmark text:name="__DdeLink__2340_3857452490"/></text:p>
          </table:table-cell>
          <table:table-cell table:style-name="Table1.A1" office:value-type="string">
            <text:p text:style-name="P45"><text:bookmark text:name="__DdeLink__2336_3857452490"/>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45"/>
          </table:table-cell>
        </table:table-row>
        <table:table-row table:style-name="Table1.1">
          <table:table-cell table:style-name="Table1.A1" office:value-type="string">
            <text:p text:style-name="P31">Mayor’s Permit Fee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46"/>
          </table:table-cell>
        </table:table-row>
        <table:table-row table:style-name="Table1.1">
          <table:table-cell table:style-name="Table1.A1" office:value-type="string">
            <text:p text:style-name="P31">Sanitary Inspection Fee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46"/>
          </table:table-cell>
        </table:table-row>
        <table:table-row table:style-name="Table1.1">
          <table:table-cell table:style-name="Table1.A1" office:value-type="string">
            <text:p text:style-name="P31">Sanitary Permit Fee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46"/>
          </table:table-cell>
        </table:table-row>
        <table:table-row table:style-name="Table1.1">
          <table:table-cell table:style-name="Table1.A1" office:value-type="string">
            <text:p text:style-name="P31"><text:bookmark-start text:name="__DdeLink__2334_3857452490"/>Garbage Fee<text:bookmark-end text:name="__DdeLink__2334_3857452490"/> <text:span text:style-name="T26">Set 1</text:span>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3"><text:bookmark text:name="__DdeLink__2348_3857452490"/>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46"/>
          </table:table-cell>
        </table:table-row>
        <table:table-row table:style-name="Table1.1">
          <table:table-cell table:style-name="Table1.A1" office:value-type="string">
            <text:p text:style-name="P31">Garbage Fee <text:span text:style-name="T26">Set 2</text:span></text:p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47"/>
          </table:table-cell>
        </table:table-row>
        <table:table-row table:style-name="Table1.1">
          <table:table-cell table:style-name="Table1.A1" office:value-type="string">
            <text:p text:style-name="P31">Fire Inspection Fee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48"/>
          </table:table-cell>
        </table:table-row>
        <table:table-row table:style-name="Table1.1">
          <table:table-cell table:style-name="Table1.A1" office:value-type="string">
            <text:p text:style-name="P7"><text:span text:style-name="T5">Quarterly Percentage Tax </text:span><text:bookmark-start text:name="__DdeLink__2328_3857452490"/><text:span text:style-name="T5">(1</text:span><text:span text:style-name="T19">st</text:span><text:span text:style-name="T5">)</text:span><text:bookmark-end text:name="__DdeLink__2328_3857452490"/></text:p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51"/>
          </table:table-cell>
        </table:table-row>
        <table:table-row table:style-name="Table1.1">
          <table:table-cell table:style-name="Table1.A1" office:value-type="string">
            <text:p text:style-name="P7"><text:span text:style-name="T5">Quarterly Percentage Tax (2</text:span><text:span text:style-name="T19">nd</text:span><text:span text:style-name="T5">)</text:span></text:p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51"/>
          </table:table-cell>
        </table:table-row>
        <table:table-row table:style-name="Table1.1">
          <table:table-cell table:style-name="Table1.A1" office:value-type="string">
            <text:p text:style-name="P7"><text:span text:style-name="T5">Quarterly Percentage Tax (3</text:span><text:span text:style-name="T19">rd</text:span><text:span text:style-name="T5">)</text:span></text:p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51"/>
          </table:table-cell>
        </table:table-row>
        <table:table-row table:style-name="Table1.1">
          <table:table-cell table:style-name="Table1.A1" office:value-type="string">
            <text:p text:style-name="P7"><text:span text:style-name="T5">Quarterly Percentage Tax (4</text:span><text:span text:style-name="T19">th</text:span><text:span text:style-name="T5">)</text:span>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2"><text:bookmark text:name="__DdeLink__2359_3857452490"/><text:bookmark text:name="__DdeLink__2361_3857452490"/>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7"><text:span text:style-name="T5">Quarterly Income Tax (1</text:span><text:span text:style-name="T19">st</text:span><text:span text:style-name="T5">)</text:span></text:p>
          </table:table-cell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56"/>
          </table:table-cell>
        </table:table-row>
        <table:table-row table:style-name="Table1.1">
          <table:table-cell table:style-name="Table1.A1" office:value-type="string">
            <text:p text:style-name="P7"><text:span text:style-name="T5">Quarterly Income Tax (2</text:span><text:span text:style-name="T19">nd</text:span><text:span text:style-name="T5">)</text:span></text:p>
          </table:table-cell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68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56"/>
          </table:table-cell>
        </table:table-row>
        <table:table-row table:style-name="Table1.1">
          <table:table-cell table:style-name="Table1.A1" office:value-type="string">
            <text:p text:style-name="P7"><text:span text:style-name="T5">Quarterly Income Tax (3</text:span><text:span text:style-name="T19">rd</text:span><text:span text:style-name="T5">)</text:span></text:p>
          </table:table-cell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2"><text:bookmark text:name="__DdeLink__2365_3857452490"/>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56"/>
          </table:table-cell>
        </table:table-row>
        <table:table-row table:style-name="Table1.1">
          <table:table-cell table:style-name="Table1.A1" office:value-type="string">
            <text:p text:style-name="P7"><text:span text:style-name="T13">Annual Income Tax </text:span><text:span text:style-name="T14">2019</text:span></text:p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52"><text:bookmark text:name="__DdeLink__2367_3857452490"/>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57"/>
          </table:table-cell>
        </table:table-row>
        <table:table-row table:style-name="Table1.1">
          <table:table-cell table:style-name="Table1.A1" office:value-type="string">
            <text:p text:style-name="P31">BIR Certificate of Registration</text:p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3">045-UCPB</text:p>
            <text:p text:style-name="P53">010-007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59"/>
          </table:table-cell>
        </table:table-row>
        <table:table-row table:style-name="Table1.1">
          <table:table-cell table:style-name="Table1.A1" office:value-type="string">
            <text:p text:style-name="P31">TOTAL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>₱</text:p>
          </table:table-cell>
          <table:table-cell table:style-name="Table1.E21" office:value-type="string">
            <text:p text:style-name="P60"/>
          </table:table-cell>
        </table:table-row>
      </table:table>
      <text:p text:style-name="P31"/>
      <text:p text:style-name="P13"/>
      <text:p text:style-name="P13"/>
      <text:p text:style-name="P13"/>
      <text:p text:style-name="P1"><text:soft-page-break/></text:p>
      <text:p text:style-name="P69"/>
      <text:p text:style-name="P69"><text:bookmark-start text:name="__DdeLink__3490_3857452490"/>TO-DO: -ADD: TREASURER’S CERTIFICATE<text:bookmark-end text:name="__DdeLink__3490_385745249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ate" style:family="paragraph" style:parent-style-name="Standard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ate_20_Char" style:display-name="Date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B. Syson</meta:initial-creator>
    <meta:editing-cycles>59</meta:editing-cycles>
    <meta:creation-date>2020-05-31T07:50:00</meta:creation-date>
    <dc:date>2021-04-02T09:58:16.465925193</dc:date>
    <meta:editing-duration>PT2H30M24S</meta:editing-duration>
    <meta:generator>LibreOffice/6.4.6.2$Linux_X86_64 LibreOffice_project/40$Build-2</meta:generator>
    <meta:document-statistic meta:table-count="3" meta:image-count="0" meta:object-count="0" meta:page-count="5" meta:paragraph-count="94" meta:word-count="295" meta:character-count="1943" meta:non-whitespace-character-count="16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